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.903cm" fo:margin-left="-0.199cm" fo:margin-top="0cm" fo:margin-bottom="0cm" table:align="left" style:writing-mode="lr-tb"/>
    </style:style>
    <style:style style:name="Table1.A" style:family="table-column">
      <style:table-column-properties style:column-width="3.97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2.125cm" style:rel-column-width="8191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H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2.427cm"/>
    </style:style>
    <style:style style:name="Table11.B" style:family="table-column">
      <style:table-column-properties style:column-width="2.429cm"/>
    </style:style>
    <style:style style:name="Table11.D" style:family="table-column">
      <style:table-column-properties style:column-width="2.214cm"/>
    </style:style>
    <style:style style:name="Table11.E" style:family="table-column">
      <style:table-column-properties style:column-width="2.644cm"/>
    </style:style>
    <style:style style:name="Table11.G" style:family="table-column">
      <style:table-column-properties style:column-width="2.441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G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2pt" officeooo:rsid="0005dd0b" officeooo:paragraph-rsid="0005dd0b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officeooo:rsid="0005dd0b" officeooo:paragraph-rsid="00065bf5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font-size="12pt" officeooo:rsid="0005dd0b" officeooo:paragraph-rsid="000858e5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2pt" officeooo:rsid="00065bf5" officeooo:paragraph-rsid="00065bf5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officeooo:rsid="000c7b5e" officeooo:paragraph-rsid="000c7b5e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196e4f" officeooo:paragraph-rsid="00196e4f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1b962e" officeooo:paragraph-rsid="001b962e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2297e0" officeooo:paragraph-rsid="002297e0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236f3e" officeooo:paragraph-rsid="00236f3e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237e9c" officeooo:paragraph-rsid="00237e9c" style:font-size-asian="10.5pt" style:font-size-complex="12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officeooo:paragraph-rsid="00065bf5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officeooo:rsid="0017f66f" officeooo:paragraph-rsid="0017f66f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officeooo:paragraph-rsid="00065bf5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officeooo:paragraph-rsid="000858e5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officeooo:paragraph-rsid="00147103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officeooo:rsid="0017f66f" officeooo:paragraph-rsid="0017f66f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officeooo:rsid="001fb25e" officeooo:paragraph-rsid="001fb25e" style:font-size-asian="10.5pt" style:font-size-complex="12pt"/>
    </style:style>
    <style:style style:name="P22" style:family="paragraph" style:parent-style-name="Standard">
      <style:text-properties officeooo:paragraph-rsid="000858e5"/>
    </style:style>
    <style:style style:name="P23" style:family="paragraph" style:parent-style-name="Standard" style:master-page-name="Standard">
      <style:paragraph-properties fo:text-align="center" style:justify-single-word="false" style:page-number="auto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0500eb" officeooo:paragraph-rsid="000500eb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2pt" style:font-size-asian="10.5pt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2pt" officeooo:rsid="001b962e" officeooo:paragraph-rsid="001b962e" style:font-size-asian="10.5pt" style:font-size-complex="12pt"/>
    </style:style>
    <style:style style:name="P28" style:family="paragraph" style:parent-style-name="Heading_20_1">
      <style:paragraph-properties fo:text-align="start" style:justify-single-word="false"/>
    </style:style>
    <style:style style:name="P29" style:family="paragraph" style:parent-style-name="Heading_20_1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T1" style:family="text">
      <style:text-properties fo:font-size="16pt" style:text-underline-style="solid" style:text-underline-width="auto" style:text-underline-color="font-color" style:font-size-asian="16pt" style:font-name-complex="Times New Roman" style:font-size-complex="16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style:font-size-complex="12pt"/>
    </style:style>
    <style:style style:name="T4" style:family="text">
      <style:text-properties officeooo:rsid="000500eb" style:font-size-complex="12pt"/>
    </style:style>
    <style:style style:name="T5" style:family="text">
      <style:text-properties style:font-name-complex="Times New Roman"/>
    </style:style>
    <style:style style:name="T6" style:family="text">
      <style:text-properties officeooo:rsid="00065bf5"/>
    </style:style>
    <style:style style:name="T7" style:family="text">
      <style:text-properties officeooo:rsid="0007807a"/>
    </style:style>
    <style:style style:name="T8" style:family="text">
      <style:text-properties officeooo:rsid="000858e5"/>
    </style:style>
    <style:style style:name="T9" style:family="text">
      <style:text-properties officeooo:rsid="00098c9b"/>
    </style:style>
    <style:style style:name="T10" style:family="text">
      <style:text-properties officeooo:rsid="000a5d1a"/>
    </style:style>
    <style:style style:name="T11" style:family="text">
      <style:text-properties officeooo:rsid="000a7050"/>
    </style:style>
    <style:style style:name="T12" style:family="text">
      <style:text-properties officeooo:rsid="000bde2c"/>
    </style:style>
    <style:style style:name="T13" style:family="text">
      <style:text-properties officeooo:rsid="000c7b5e"/>
    </style:style>
    <style:style style:name="T14" style:family="text">
      <style:text-properties officeooo:rsid="000d6023"/>
    </style:style>
    <style:style style:name="T15" style:family="text">
      <style:text-properties officeooo:rsid="000f3ef3"/>
    </style:style>
    <style:style style:name="T16" style:family="text">
      <style:text-properties officeooo:rsid="001028dd"/>
    </style:style>
    <style:style style:name="T17" style:family="text">
      <style:text-properties officeooo:rsid="00128e9e"/>
    </style:style>
    <style:style style:name="T18" style:family="text">
      <style:text-properties officeooo:rsid="00134fb5"/>
    </style:style>
    <style:style style:name="T19" style:family="text">
      <style:text-properties officeooo:rsid="001373b3"/>
    </style:style>
    <style:style style:name="T20" style:family="text">
      <style:text-properties officeooo:rsid="00147103"/>
    </style:style>
    <style:style style:name="T21" style:family="text">
      <style:text-properties officeooo:rsid="0016139c"/>
    </style:style>
    <style:style style:name="T22" style:family="text">
      <style:text-properties officeooo:rsid="0016775a"/>
    </style:style>
    <style:style style:name="T23" style:family="text">
      <style:text-properties officeooo:rsid="001a1ae7"/>
    </style:style>
    <style:style style:name="T24" style:family="text">
      <style:text-properties officeooo:rsid="001a7430"/>
    </style:style>
    <style:style style:name="T25" style:family="text">
      <style:text-properties officeooo:rsid="001cc428"/>
    </style:style>
    <style:style style:name="T26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Documento de Especificação Suplementar</text:span></text:p>
      <text:p text:style-name="P13"><text:span text:style-name="T1"/></text:p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24"><text:span text:style-name="T2">DATA</text:span></text:p>
          </table:table-cell>
          <table:table-cell table:style-name="Table1.A1" office:value-type="string">
            <text:p text:style-name="P24"><text:span text:style-name="T2">VERSÃO</text:span></text:p>
          </table:table-cell>
          <table:table-cell table:style-name="Table1.A1" office:value-type="string">
            <text:p text:style-name="P24"><text:span text:style-name="T2">DESCRIÇÃO</text:span></text:p>
          </table:table-cell>
          <table:table-cell table:style-name="Table1.A1" office:value-type="string">
            <text:p text:style-name="P24"><text:span text:style-name="T2">AUTOR</text:span></text:p>
          </table:table-cell>
        </table:table-row>
        <table:table-row table:style-name="Table1.1">
          <table:table-cell table:style-name="Table1.A1" office:value-type="string">
            <text:p text:style-name="P24"><text:span text:style-name="T4">15</text:span><text:span text:style-name="T3">/0</text:span><text:span text:style-name="T4">5</text:span><text:span text:style-name="T3">/2016</text:span></text:p>
          </table:table-cell>
          <table:table-cell table:style-name="Table1.A1" office:value-type="string">
            <text:p text:style-name="P24"><text:span text:style-name="T3">1.</text:span><text:span text:style-name="T4">0</text:span></text:p>
          </table:table-cell>
          <table:table-cell table:style-name="Table1.A1" office:value-type="string">
            <text:p text:style-name="P24"><text:span text:style-name="T3">Cartões de Atributos e Matriz de Rasteabilidade</text:span></text:p>
          </table:table-cell>
          <table:table-cell table:style-name="Table1.A1" office:value-type="string">
            <text:p text:style-name="P25"><text:span text:style-name="T3">Irvin</text:span></text:p>
          </table:table-cell>
        </table:table-row>
        <table:table-row table:style-name="Table1.1">
          <table:table-cell table:style-name="Table1.A1" office:value-type="string">
            <text:p text:style-name="P24"><text:span text:style-name="T4">15</text:span><text:span text:style-name="T3">/05/2016</text:span></text:p>
          </table:table-cell>
          <table:table-cell table:style-name="Table1.A1" office:value-type="string">
            <text:p text:style-name="P24"><text:span text:style-name="T3">2.</text:span><text:span text:style-name="T4">0</text:span></text:p>
          </table:table-cell>
          <table:table-cell table:style-name="Table1.A1" office:value-type="string">
            <text:p text:style-name="P24"><text:span text:style-name="T3">Priorização de Kano</text:span></text:p>
          </table:table-cell>
          <table:table-cell table:style-name="Table1.A1" office:value-type="string">
            <text:p text:style-name="P25"><text:span text:style-name="T3">Irvin</text:span></text:p>
          </table:table-cell>
        </table:table-row>
      </table:table>
      <text:h text:style-name="P28" text:outline-level="1"><text:span text:style-name="T1"/></text:h>
      <text:h text:style-name="P29" text:outline-level="1"><text:span text:style-name="T5">Cartões de Atributos:</text:span></text:h>
      <text:p text:style-name="P14"><text:span text:style-name="T5"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">ID → 1.0 <text:s text:c="2"/>Nome → <text:span text:style-name="T6">Leitura de Mensagem via UDP</text:span></text:p>
            <text:p text:style-name="P2"/>
            <text:p text:style-name="P2">Descrição → <text:span text:style-name="T7">Leitura de mensagem via socket UDP</text:span></text:p>
            <text:p text:style-name="P2"/>
            <text:p text:style-name="P2">Estabilidade→ Funcional <text:s text:c="2"/>Responsabilidade→ Desenvolvedor <text:s/>Fonte→ Entrevista <text:s/>Autor→ Irvin</text:p>
          </table:table-cell>
        </table:table-row>
      </table:table>
      <text:p text:style-name="P17"><text:span text:style-name="T5"/></text:p>
      <text:p text:style-name="P18"><text:span text:style-name="T5"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">ID → <text:span text:style-name="T8">2</text:span>.0 <text:s text:c="2"/>Nome → <text:span text:style-name="T10">Dissecar mensagem recebida</text:span></text:p>
            <text:p text:style-name="P3"/>
            <text:p text:style-name="P3">Descrição → <text:span text:style-name="T11">A mensagem vem em formato já coerente com wireshark encapsulada e para leitura e criacao só grafico deve quebrar esta mensagem para obter a informação</text:span></text:p>
            <text:p text:style-name="P3"/>
            <text:p text:style-name="P3">Estabilidade→ Funcional <text:s text:c="2"/>Responsabilidade→ Desenvolvedor <text:s/>Fonte→ Entrevista <text:s/>Autor→ Irvin</text:p>
          </table:table-cell>
        </table:table-row>
      </table:table>
      <text:p text:style-name="P22"/>
      <text:p text:style-name="P22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ID → <text:span text:style-name="T9">3</text:span>.0 <text:s text:c="2"/>Nome → Escolha de informação</text:p>
            <text:p text:style-name="P1"/>
            <text:p text:style-name="P1">Descrição → Checkbox para escolher qual a informação será aprensentada no grafico</text:p>
            <text:p text:style-name="P1"/>
            <text:p text:style-name="P1">Estabilidade→ Funcional <text:s text:c="2"/>Responsabilidade→ Desenvolvedor <text:s/>Fonte→ Entrevista <text:s/>Autor→ Irvin</text:p>
          </table:table-cell>
        </table:table-row>
      </table:table>
      <text:p text:style-name="P16"><text:span text:style-name="T5"/></text:p>
      <text:p text:style-name="P16"><text:span text:style-name="T5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">ID → <text:span text:style-name="T13">4</text:span>.0 <text:s text:c="3"/>Nome → Plotar Gráfico <text:span text:style-name="T12">em tempo Real</text:span></text:p>
            <text:p text:style-name="P4"/>
            <text:p text:style-name="P5">Descrição → <text:span text:style-name="T14">O grafico que deverá ser mostrado deve absorver as informaçoes e mostra-las em tempo real, em uma escala intendivel<text:line-break/></text:span></text:p>
            <text:p text:style-name="P1">Estabilidade→ Funcional <text:s text:c="2"/>Responsabilidade→ Desenvolvedor <text:s/>Fonte→ Entrevista <text:s/>Autor→ Irvin</text:p>
          </table:table-cell>
        </table:table-row>
      </table:table>
      <text:p text:style-name="P16"><text:span text:style-name="T5"/></text:p>
      <text:p text:style-name="P16"><text:span text:style-name="T5"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">ID → <text:span text:style-name="T15">5</text:span>.0 <text:s text:c="2"/>Nome → <text:span text:style-name="T15">Salvamento de imagem</text:span></text:p>
            <text:p text:style-name="P2"/>
            <text:p text:style-name="P2">Descrição → <text:span text:style-name="T16">Possibilidade de salvamento de imagem(grafico) em um diretorio escolhido pelo usuario</text:span></text:p>
            <text:p text:style-name="P2"/>
            <text:p text:style-name="P2">Estabilidade→ Funcional <text:s text:c="2"/>Responsabilidade→ Desenvolvedor <text:s/>Fonte→ Entrevista <text:s/>Autor→ Irvin</text:p>
          </table:table-cell>
        </table:table-row>
      </table:table>
      <text:p text:style-name="P16"><text:span text:style-name="T5"/></text:p>
      <table:table table:name="Table7" table:style-name="Table7">
        <table:table-column table:style-name="Table7.A"/>
        <text:soft-page-break/>
        <table:table-row>
          <table:table-cell table:style-name="Table7.A1" office:value-type="string">
            <text:p text:style-name="P2">ID → <text:span text:style-name="T17">5</text:span>.0 <text:s text:c="2"/>Nome → <text:span text:style-name="T17">Entrega</text:span></text:p>
            <text:p text:style-name="P2"/>
            <text:p text:style-name="P2">Descrição → <text:span text:style-name="T16">Projeto deve ser entregue até dia 18 de Maio de 2016</text:span></text:p>
            <text:p text:style-name="P2"/>
            <text:p text:style-name="P2">Estabilidade→ <text:span text:style-name="T25">Qualitativo</text:span> <text:s/>Responsabilidade→ Desenvolvedor <text:s/>Fonte→ Entrevista <text:s/>Autor→ Irvin</text:p>
          </table:table-cell>
        </table:table-row>
      </table:table>
      <text:p text:style-name="P16"><text:span text:style-name="T5"/></text:p>
      <text:p text:style-name="P16"><text:span text:style-name="T5"/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">ID → <text:span text:style-name="T18">6</text:span>.0 <text:s text:c="2"/>Nome → <text:span text:style-name="T19">Usabilidade</text:span></text:p>
            <text:p text:style-name="P2"/>
            <text:p text:style-name="P2">Descrição → <text:span text:style-name="T19">Interface simples e limpa para melhor entendimento do usuario</text:span></text:p>
            <text:p text:style-name="P2"/>
            <text:p text:style-name="P2">Estabilidade→ <text:span text:style-name="T20">Qualitativo</text:span> <text:s/>Responsabilidade→ Desenvolvedor <text:s/>Fonte→ Entrevista <text:s/>Autor→ Irvin</text:p>
          </table:table-cell>
        </table:table-row>
      </table:table>
      <text:p text:style-name="P19"/>
      <text:p text:style-name="P19"/>
      <table:table table:name="Table9" table:style-name="Table9">
        <table:table-column table:style-name="Table9.A"/>
        <table:table-row>
          <table:table-cell table:style-name="Table9.A1" office:value-type="string">
            <text:p text:style-name="P2">ID → <text:span text:style-name="T20">7</text:span>.0 <text:s text:c="2"/>Nome → <text:span text:style-name="T20">Processamento</text:span></text:p>
            <text:p text:style-name="P2"/>
            <text:p text:style-name="P2">Descrição → <text:span text:style-name="T22">Sistema deve ser leve e gastar pouco recurso computacional</text:span></text:p>
            <text:p text:style-name="P2"/>
            <text:p text:style-name="P2">Estabilidade→ <text:span text:style-name="T21">Qualitativo</text:span> <text:s/>Responsabilidade→ Desenvolvedor <text:s/>Fonte→ Entrevista <text:s/>Autor→ Irvin</text:p>
          </table:table-cell>
        </table:table-row>
      </table:table>
      <text:p text:style-name="P19"/>
      <text:p text:style-name="P19"/>
      <text:p text:style-name="P15">Matriz de Rastreabilidade:</text:p>
      <text:p text:style-name="P15"/>
      <table:table table:name="Table10" table:style-name="Table10">
        <table:table-column table:style-name="Table10.A" table:number-columns-repeated="8"/>
        <table:table-row>
          <table:table-cell table:style-name="Table10.A1" office:value-type="string">
            <text:p text:style-name="P7">ID</text:p>
          </table:table-cell>
          <table:table-cell table:style-name="Table10.A1" office:value-type="string">
            <text:p text:style-name="P7">1 – <text:span text:style-name="T23">RF </text:span></text:p>
          </table:table-cell>
          <table:table-cell table:style-name="Table10.A1" office:value-type="string">
            <text:p text:style-name="P7">2 – <text:span text:style-name="T23">RF</text:span></text:p>
          </table:table-cell>
          <table:table-cell table:style-name="Table10.A1" office:value-type="string">
            <text:p text:style-name="P7">3 – <text:span text:style-name="T23">RF</text:span></text:p>
          </table:table-cell>
          <table:table-cell table:style-name="Table10.A1" office:value-type="string">
            <text:p text:style-name="P7">4 – <text:span text:style-name="T23">RF</text:span></text:p>
          </table:table-cell>
          <table:table-cell table:style-name="Table10.A1" office:value-type="string">
            <text:p text:style-name="P7">5 – <text:span text:style-name="T23">RQ</text:span></text:p>
          </table:table-cell>
          <table:table-cell table:style-name="Table10.A1" office:value-type="string">
            <text:p text:style-name="P7">6 – <text:span text:style-name="T23">RQ</text:span></text:p>
          </table:table-cell>
          <table:table-cell table:style-name="Table10.H1" office:value-type="string">
            <text:p text:style-name="P7">7 – <text:span text:style-name="T23">RQ</text:span></text:p>
          </table:table-cell>
        </table:table-row>
        <table:table-row>
          <table:table-cell table:style-name="Table10.A2" office:value-type="string">
            <text:p text:style-name="P7">1 – <text:span text:style-name="T23">RF 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H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2 – <text:span text:style-name="T23">RF 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H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3 – <text:span text:style-name="T23">RF 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H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4 – <text:span text:style-name="T23">RF 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H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5 – <text:span text:style-name="T23">RQ 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H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6 – <text:span text:style-name="T23">RQ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H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7 – <text:span text:style-name="T23">RQ 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H2" office:value-type="string">
            <text:p text:style-name="P6"/>
          </table:table-cell>
        </table:table-row>
      </table:table>
      <text:p text:style-name="P20"/>
      <text:p text:style-name="P20"/>
      <text:p text:style-name="P20"/>
      <text:p text:style-name="P21">Priorização de Kano: </text:p>
      <text:p text:style-name="P21"/>
      <table:table table:name="Table11" table:style-name="Table11">
        <table:table-column table:style-name="Table11.A"/>
        <table:table-column table:style-name="Table11.B" table:number-columns-repeated="2"/>
        <table:table-column table:style-name="Table11.D"/>
        <table:table-column table:style-name="Table11.E"/>
        <table:table-column table:style-name="Table11.B"/>
        <table:table-column table:style-name="Table11.G"/>
        <table:table-row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26"><text:span text:style-name="T26">Obrigatório</text:span></text:p>
          </table:table-cell>
          <table:table-cell table:style-name="Table11.A1" office:value-type="string">
            <text:p text:style-name="P27"><text:span text:style-name="T26">Linear</text:span></text:p>
          </table:table-cell>
          <table:table-cell table:style-name="Table11.A1" office:value-type="string">
            <text:p text:style-name="P27"><text:span text:style-name="T26">Brilho</text:span></text:p>
          </table:table-cell>
          <table:table-cell table:style-name="Table11.A1" office:value-type="string">
            <text:p text:style-name="P27"><text:span text:style-name="T26">Questionável</text:span></text:p>
          </table:table-cell>
          <table:table-cell table:style-name="Table11.A1" office:value-type="string">
            <text:p text:style-name="P27"><text:span text:style-name="T26">Negativo</text:span></text:p>
          </table:table-cell>
          <table:table-cell table:style-name="Table11.G1" office:value-type="string">
            <text:p text:style-name="P27"><text:span text:style-name="T26">Indiferente</text:span></text:p>
          </table:table-cell>
        </table:table-row>
        <table:table-row>
          <table:table-cell table:style-name="Table11.A2" office:value-type="string">
            <text:p text:style-name="P7">1 – <text:span text:style-name="T23">RF </text:span></text:p>
          </table:table-cell>
          <table:table-cell table:style-name="Table11.A2" office:value-type="string">
            <text:p text:style-name="P9">X</text:p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  <table:table-cell table:style-name="Table11.G2" office:value-type="string">
            <text:p text:style-name="P10"/>
          </table:table-cell>
        </table:table-row>
        <table:table-row>
          <table:table-cell table:style-name="Table11.A2" office:value-type="string">
            <text:p text:style-name="P7">2 – <text:span text:style-name="T23">RF </text:span></text:p>
          </table:table-cell>
          <table:table-cell table:style-name="Table11.A2" office:value-type="string">
            <text:p text:style-name="P9">X</text:p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  <table:table-cell table:style-name="Table11.G2" office:value-type="string">
            <text:p text:style-name="P10"/>
          </table:table-cell>
        </table:table-row>
        <table:table-row>
          <table:table-cell table:style-name="Table11.A2" office:value-type="string">
            <text:p text:style-name="P7">3 – <text:span text:style-name="T23">RF </text:span></text:p>
          </table:table-cell>
          <table:table-cell table:style-name="Table11.A2" office:value-type="string">
            <text:p text:style-name="P9">X</text:p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  <table:table-cell table:style-name="Table11.G2" office:value-type="string">
            <text:p text:style-name="P10"/>
          </table:table-cell>
        </table:table-row>
        <table:table-row>
          <table:table-cell table:style-name="Table11.A2" office:value-type="string">
            <text:p text:style-name="P7">4 – <text:span text:style-name="T23">RF </text:span></text:p>
          </table:table-cell>
          <table:table-cell table:style-name="Table11.A2" office:value-type="string">
            <text:p text:style-name="P9">X</text:p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  <table:table-cell table:style-name="Table11.G2" office:value-type="string">
            <text:p text:style-name="P10"/>
          </table:table-cell>
        </table:table-row>
        <table:table-row>
          <table:table-cell table:style-name="Table11.A2" office:value-type="string">
            <text:p text:style-name="P7">5 – <text:span text:style-name="T23">RQ </text:span></text:p>
          </table:table-cell>
          <table:table-cell table:style-name="Table11.A2" office:value-type="string">
            <text:p text:style-name="P11">X</text:p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  <table:table-cell table:style-name="Table11.G2" office:value-type="string">
            <text:p text:style-name="P10"/>
          </table:table-cell>
        </table:table-row>
        <table:table-row>
          <table:table-cell table:style-name="Table11.A2" office:value-type="string">
            <text:p text:style-name="P7">6 – <text:span text:style-name="T23">RQ</text:span></text:p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1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2">X</text:p>
          </table:table-cell>
          <table:table-cell table:style-name="Table11.A2" office:value-type="string">
            <text:p text:style-name="P10"/>
          </table:table-cell>
          <table:table-cell table:style-name="Table11.G2" office:value-type="string">
            <text:p text:style-name="P10"/>
          </table:table-cell>
        </table:table-row>
        <table:table-row>
          <table:table-cell table:style-name="Table11.A2" office:value-type="string">
            <text:p text:style-name="P7">7 – <text:span text:style-name="T23">RQ </text:span></text:p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2">X</text:p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1"/>
          </table:table-cell>
          <table:table-cell table:style-name="Table11.A2" office:value-type="string">
            <text:p text:style-name="P10"/>
          </table:table-cell>
          <table:table-cell table:style-name="Table11.G2" office:value-type="string">
            <text:p text:style-name="P10"/>
          </table:table-cell>
        </table:table-row>
      </table:table>
      <text:p text:style-name="P20"><text:soft-page-break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4:54:14.189402698</meta:creation-date>
    <dc:date>2016-05-18T15:59:29.808847261</dc:date>
    <meta:editing-duration>PT1H4M57S</meta:editing-duration>
    <meta:editing-cycles>39</meta:editing-cycles>
    <meta:generator>LibreOffice/5.0.5.2$Linux_X86_64 LibreOffice_project/00m0$Build-2</meta:generator>
    <meta:document-statistic meta:table-count="11" meta:image-count="0" meta:object-count="0" meta:page-count="3" meta:paragraph-count="75" meta:word-count="331" meta:character-count="2176" meta:non-whitespace-character-count="1838"/>
  </office:meta>
</office:document-meta>
</file>